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C000006F659F2D7067F8E5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2" text:anchor-type="char" svg:x="2.547cm" svg:y="17.036cm" svg:width="13.04cm" svg:height="8.781cm" draw:z-index="0"><draw:image xlink:href="Pictures/100000010000093C000006F659F2D7067F8E504B.png" xlink:type="simple" xlink:show="embed" xlink:actuate="onLoad" draw:mime-type="image/png"/></draw:frame><draw:frame draw:style-name="fr1" draw:name="Immagine1" text:anchor-type="char" svg:x="2.547cm" svg:y="-0.967cm" svg:width="13.04cm" svg:height="8.781cm" draw:z-index="1"><draw:image xlink:href="Pictures/100000010000093C000006F659F2D7067F8E504B.png" xlink:type="simple" xlink:show="embed" xlink:actuate="onLoad" draw:mime-type="image/png"/></draw:frame><draw:frame draw:style-name="fr1" draw:name="Immagine3" text:anchor-type="char" svg:x="2.547cm" svg:y="8.035cm" svg:width="13.04cm" svg:height="8.781cm" draw:z-index="2"><draw:image xlink:href="Pictures/100000010000093C000006F659F2D7067F8E50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23:15.496998695</meta:creation-date>
    <meta:print-date>2023-03-20T18:51:08.885887208</meta:print-date>
    <dc:date>2023-04-09T15:35:01.434739416</dc:date>
    <meta:editing-duration>PT15M52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